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re1" style:master-page-name="MP0" style:family="paragraph">
      <style:paragraph-properties fo:break-before="page"/>
      <style:text-properties style:font-name-asian="Times New Roman" fo:color="#ED7D31" style:language-asian="fr" style:country-asian="FR"/>
    </style:style>
    <style:style style:name="P2" style:parent-style-name="Normal" style:family="paragraph">
      <style:text-properties style:language-asian="fr" style:country-asian="FR"/>
    </style:style>
    <style:style style:name="T3" style:parent-style-name="Policepardéfaut" style:family="text">
      <style:text-properties style:font-name="Arial" style:font-name-asian="Times New Roman" style:font-name-complex="Arial" fo:color="#ED7D31" fo:font-size="12pt" style:font-size-asian="12pt" style:font-size-complex="12pt" style:language-asian="fr" style:country-asian="FR"/>
    </style:style>
    <style:style style:name="T4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T5" style:parent-style-name="Policepardéfaut" style:family="text">
      <style:text-properties fo:font-size="12pt" style:font-size-asian="12pt" style:font-size-complex="12pt" style:language-asian="fr" style:country-asian="FR"/>
    </style:style>
    <style:style style:name="T6" style:parent-style-name="Policepardéfaut" style:family="text">
      <style:text-properties style:font-name="Arial" style:font-name-asian="Times New Roman" style:font-name-complex="Arial" fo:color="#ED7D31" fo:font-size="12pt" style:font-size-asian="12pt" style:font-size-complex="12pt" style:language-asian="fr" style:country-asian="FR"/>
    </style:style>
    <style:style style:name="T7" style:parent-style-name="Policepardéfaut" style:family="text">
      <style:text-properties fo:font-size="12pt" style:font-size-asian="12pt" style:font-size-complex="12pt" style:language-asian="fr" style:country-asian="FR"/>
    </style:style>
    <style:style style:name="T8" style:parent-style-name="Policepardéfaut" style:family="text">
      <style:text-properties style:font-name="Arial" style:font-name-asian="Times New Roman" style:font-name-complex="Arial" fo:color="#ED7D31" fo:font-size="12pt" style:font-size-asian="12pt" style:font-size-complex="12pt" style:language-asian="fr" style:country-asian="FR"/>
    </style:style>
    <style:style style:name="T9" style:parent-style-name="Policepardéfaut" style:family="text">
      <style:text-properties style:font-name="Arial" style:font-name-asian="Times New Roman" style:font-name-complex="Arial" fo:color="#000000" fo:font-size="12pt" style:font-size-asian="12pt" style:font-size-complex="12pt" style:language-asian="fr" style:country-asian="FR"/>
    </style:style>
    <style:style style:name="T10" style:parent-style-name="Policepardéfaut" style:family="text">
      <style:text-properties fo:font-size="12pt" style:font-size-asian="12pt" style:font-size-complex="12pt" style:language-asian="fr" style:country-asian="FR"/>
    </style:style>
    <style:style style:name="P11" style:parent-style-name="Normal" style:family="paragraph">
      <style:text-properties fo:font-size="12pt" style:font-size-asian="12pt" style:font-size-complex="12pt" style:language-asian="fr" style:country-asian="FR"/>
    </style:style>
    <style:style style:name="P12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3" style:parent-style-name="Policepardéfaut" style:family="text">
      <style:text-properties style:font-name-asian="Times New Roman" fo:font-weight="bold" style:font-weight-asian="bold" fo:color="#ED7D31" style:language-asian="fr" style:country-asian="FR"/>
    </style:style>
    <style:style style:name="P14" style:parent-style-name="Normal" style:family="paragraph">
      <style:text-properties fo:font-size="12pt" style:font-size-asian="12pt" style:font-size-complex="12pt" style:language-asian="fr" style:country-asian="FR"/>
    </style:style>
    <style:style style:name="P15" style:parent-style-name="Normal" style:family="paragraph">
      <style:text-properties fo:font-size="12pt" style:font-size-asian="12pt" style:font-size-complex="12pt" style:language-asian="fr" style:country-asian="FR"/>
    </style:style>
    <style:style style:name="P16" style:parent-style-name="Normal" style:family="paragraph">
      <style:text-properties fo:font-size="12pt" style:font-size-asian="12pt" style:font-size-complex="12pt" style:language-asian="fr" style:country-asian="FR"/>
    </style:style>
    <style:style style:name="P17" style:parent-style-name="Normal" style:family="paragraph">
      <style:text-properties fo:font-size="12pt" style:font-size-asian="12pt" style:font-size-complex="12pt" style:language-asian="fr" style:country-asian="FR"/>
    </style:style>
    <style:style style:name="P18" style:parent-style-name="Normal" style:family="paragraph">
      <style:text-properties fo:font-size="12pt" style:font-size-asian="12pt" style:font-size-complex="12pt" style:language-asian="fr" style:country-asian="FR"/>
    </style:style>
    <style:style style:name="P19" style:parent-style-name="Normal" style:family="paragraph">
      <style:text-properties fo:font-size="12pt" style:font-size-asian="12pt" style:font-size-complex="12pt" style:language-asian="fr" style:country-asian="FR"/>
    </style:style>
    <style:style style:name="P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1" style:parent-style-name="Policepardéfaut" style:family="text">
      <style:text-properties fo:font-weight="bold" style:font-weight-asian="bold" fo:color="#ED7D31" style:language-asian="fr" style:country-asian="FR"/>
    </style:style>
    <style:style style:name="T22" style:parent-style-name="Policepardéfaut" style:family="text">
      <style:text-properties style:font-name-asian="Times New Roman" fo:font-weight="bold" style:font-weight-asian="bold" fo:color="#ED7D31" style:language-asian="fr" style:country-asian="FR"/>
    </style:style>
    <style:style style:name="T23" style:parent-style-name="Policepardéfaut" style:family="text">
      <style:text-properties fo:font-weight="bold" style:font-weight-asian="bold" fo:color="#ED7D31" style:language-asian="fr" style:country-asian="FR"/>
    </style:style>
    <style:style style:name="T24" style:parent-style-name="Policepardéfaut" style:family="text">
      <style:text-properties style:font-name-asian="Times New Roman" fo:font-weight="bold" style:font-weight-asian="bold" fo:color="#C00000" style:language-asian="fr" style:country-asian="FR"/>
    </style:style>
    <style:style style:name="T25" style:parent-style-name="Policepardéfaut" style:family="text">
      <style:text-properties fo:font-size="12pt" style:font-size-asian="12pt" style:font-size-complex="12pt" style:language-asian="fr" style:country-asian="FR"/>
    </style:style>
    <style:style style:name="T26" style:parent-style-name="Policepardéfaut" style:family="text">
      <style:text-properties fo:font-size="12pt" style:font-size-asian="12pt" style:font-size-complex="12pt" style:language-asian="fr" style:country-asian="FR"/>
    </style:style>
    <style:style style:name="P27" style:parent-style-name="Titre2" style:family="paragraph">
      <style:text-properties style:font-name-asian="Times New Roman" fo:font-weight="bold" style:font-weight-asian="bold" fo:color="#ED7D31" style:language-asian="fr" style:country-asian="FR"/>
    </style:style>
    <style:style style:name="P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36" style:parent-style-name="Normal" style:family="paragraph">
      <style:text-properties fo:font-size="10pt" style:font-size-asian="10pt"/>
    </style:style>
  </office:automatic-styles>
  <office:body>
    <office:text text:use-soft-page-breaks="true">
      <text:h text:style-name="P1" text:outline-level="1">Cas d'utilisation détaillé</text:h>
      <text:p text:style-name="P2"/>
      <text:p text:style-name="Normal"><text:span text:style-name="T3">Nom</text:span><text:span text:style-name="T4">:<text:s/></text:span><text:span text:style-name="T5">Plan interactif BU<text:s/></text:span></text:p>
      <text:p text:style-name="Normal"><text:span text:style-name="T6">Acteur:<text:s/></text:span><text:span text:style-name="T7">Utilisateur</text:span></text:p>
      <text:p text:style-name="Normal"><text:span text:style-name="T8">Données d'entrée</text:span><text:span text:style-name="T9">:<text:s/></text:span><text:span text:style-name="T10">Salle sélectionnés par un utilisateur</text:span></text:p>
      <text:p text:style-name="P11">Le cas d'utilisation commence lorsque l’utilisateur ouvre l’application</text:p>
      <text:p text:style-name="P12"/>
      <text:h text:style-name="Titre2" text:outline-level="2"><text:span text:style-name="T13">Scénario principal:</text:span></text:h>
      <text:p text:style-name="P14">1. L’application affiche un plan général de la BU, propose de rechercher directement une cote dans la barre de recherche ou d’accéder à un menu.</text:p>
      <text:p text:style-name="P15">2. L’utilisateur choisit de chercher un livre par discipline dans le menu.</text:p>
      <text:p text:style-name="P16">3. L’application propose à l’utilisateur de sélectionner une sous-discipline parmi une liste rangée par discipline.</text:p>
      <text:p text:style-name="P17">4. L’utilisateur choisit une sous-discipline et valide</text:p>
      <text:p text:style-name="P18">5. L’application affiche la zone sélectionnée sur la map.</text:p>
      <text:p text:style-name="P19">6. L’utilisateur choisit de tracer l’itinéraire pour y aller ou non.</text:p>
      <text:p text:style-name="P20"/>
      <text:h text:style-name="Titre2" text:outline-level="2"><text:span text:style-name="T21">Scénario d'erreur</text:span><text:span text:style-name="T22">:</text:span><text:span text:style-name="T23"><text:s/></text:span><text:span text:style-name="T24">Tracé d’itinéraire indisponible</text:span></text:h>
      <text:p text:style-name="Normal"><text:span text:style-name="T25">6a. L’application affiche un message d'erreur</text:span></text:p>
      <text:p text:style-name="Normal"><text:span text:style-name="T26">Retour à l'étape 5.</text:span></text:p>
      <text:h text:style-name="P27" text:outline-level="2">Scénario alternatif:</text:h>
      <text:p text:style-name="P28"/>
      <text:p text:style-name="P29">2a. L’utilisateur choisit de chercher un livre par racine de cote dans le menu.</text:p>
      <text:p text:style-name="P30">Le scénario reprend à l'étape 5</text:p>
      <text:p text:style-name="P31">Scénario alternatif:</text:p>
      <text:p text:style-name="P32">2b. L’utilisateur choisit de rechercher un service dans le menu.</text:p>
      <text:p text:style-name="P33">Le scénario reprend à l’étape 5</text:p>
      <text:p text:style-name="P34">Scénario alternatif:</text:p>
      <text:p text:style-name="P35">2c. L’utilisateur choisit de rechercher une cote dans la barre de recherche<text:s/></text:p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E74B5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ys</meta:initial-creator>
    <dc:creator>Leys</dc:creator>
    <meta:creation-date>2016-01-27T09:35:00Z</meta:creation-date>
    <dc:date>2016-01-27T09:46:00Z</dc:date>
    <meta:template xlink:href="Normal" xlink:type="simple"/>
    <meta:editing-cycles>2</meta:editing-cycles>
    <meta:editing-duration>PT660S</meta:editing-duration>
    <meta:document-statistic meta:page-count="1" meta:paragraph-count="2" meta:word-count="186" meta:character-count="1207" meta:row-count="8" meta:non-whitespace-character-count="1023"/>
  </office:meta>
</office:document-meta>
</file>